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8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4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22">
            <calcext:condition calcext:apply-style-name="Error" calcext:value="duplicate" calcext:base-cell-address="list.B3"/>
          </calcext:conditional-format>
          <calcext:conditional-format calcext:target-range-address="list.C3:list.C22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52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15">
            <calcext:condition calcext:apply-style-name="Error" calcext:value="duplicate" calcext:base-cell-address="developer.A2"/>
          </calcext:conditional-format>
          <calcext:conditional-format calcext:target-range-address="developer.A1:developer.A1023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6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1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2" table:on-update-keep-styles="true" table:on-update-keep-size="false"/>
        <table:database-range table:name="developer_table" table:target-range-address="developer.A2:developer.F1022" table:on-update-keep-styles="true" table:on-update-keep-size="false"/>
        <table:database-range table:name="game_table" table:target-range-address="list.B201:list.C202" table:on-update-keep-styles="true" table:on-update-keep-size="false"/>
        <table:database-range table:name="publisher_name_list" table:target-range-address="publisher.A2:publisher.A1013" table:on-update-keep-styles="true" table:on-update-keep-size="false"/>
        <table:database-range table:name="__Anonymous_Sheet_DB__0" table:target-range-address="list.B2:list.I22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1:52:04.021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05T12:10:36.213000000</dc:date>
    <meta:editing-duration>P1DT19H55M23S</meta:editing-duration>
    <meta:editing-cycles>707</meta:editing-cycles>
    <meta:document-statistic meta:table-count="3" meta:cell-count="207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